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Verdana1" svg:font-family="Verdana"/>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245cm" fo:margin-left="0cm" fo:margin-right="-0.016cm" table:align="margins" style:writing-mode="lr-tb"/>
    </style:style>
    <style:style style:name="Tableau2.A" style:family="table-column">
      <style:table-column-properties style:column-width="2.434cm" style:rel-column-width="9819*"/>
    </style:style>
    <style:style style:name="Tableau2.B" style:family="table-column">
      <style:table-column-properties style:column-width="13.811cm" style:rel-column-width="55716*"/>
    </style:style>
    <style:style style:name="Tableau2.A1" style:family="table-cell">
      <style:table-cell-properties fo:padding="0.097cm" fo:border-left="0.002cm solid #ffffff" fo:border-right="none" fo:border-top="0.002cm solid #ffffff" fo:border-bottom="0.002cm solid #ffffff"/>
    </style:style>
    <style:style style:name="Tableau2.B1" style:family="table-cell">
      <style:table-cell-properties fo:padding="0.097cm" fo:border="0.002cm solid #ffffff"/>
    </style:style>
    <style:style style:name="Tableau2.A2" style:family="table-cell">
      <style:table-cell-properties fo:padding="0.097cm" fo:border-left="0.002cm solid #ffffff" fo:border-right="none" fo:border-top="none" fo:border-bottom="0.002cm solid #ffffff"/>
    </style:style>
    <style:style style:name="Tableau2.B2" style:family="table-cell">
      <style:table-cell-properties fo:padding="0.097cm" fo:border-left="0.002cm solid #ffffff" fo:border-right="0.002cm solid #ffffff" fo:border-top="none" fo:border-bottom="0.002cm solid #ffffff"/>
    </style:style>
    <style:style style:name="Tableau1" style:family="table">
      <style:table-properties style:width="16.443cm" fo:margin-left="-0.191cm" table:align="left" style:writing-mode="lr-tb"/>
    </style:style>
    <style:style style:name="Tableau1.A" style:family="table-column">
      <style:table-column-properties style:column-width="2.942cm"/>
    </style:style>
    <style:style style:name="Tableau1.B" style:family="table-column">
      <style:table-column-properties style:column-width="13.501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style:font-name="Verdana" fo:font-size="10pt" style:font-size-asian="10pt"/>
    </style:style>
    <style:style style:name="P2" style:family="paragraph" style:parent-style-name="Standard">
      <style:paragraph-properties fo:text-align="justify" style:justify-single-word="false"/>
      <style:text-properties style:font-name="Verdana" fo:font-size="10pt" fo:language="zxx" fo:country="none" style:text-underline-style="solid" style:text-underline-width="auto" style:text-underline-color="font-color" style:font-size-asian="10pt" style:language-asian="zxx" style:country-asian="none" style:font-size-complex="10pt" style:font-weight-complex="bold"/>
    </style:style>
    <style:style style:name="P3" style:family="paragraph" style:parent-style-name="Standard">
      <style:text-properties style:font-name="Verdana" fo:font-size="10pt" fo:language="zxx" fo:country="none" fo:font-weight="bold" style:font-size-asian="10pt" style:language-asian="zxx" style:country-asian="none" style:font-weight-asian="bold" style:font-size-complex="10pt" style:font-weight-complex="bold"/>
    </style:style>
    <style:style style:name="P4" style:family="paragraph" style:parent-style-name="Standard">
      <style:paragraph-properties style:line-height-at-least="0.635cm" fo:text-align="center" style:justify-single-word="fals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Verdana" fo:font-size="11pt" fo:language="fr" fo:country="BE"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paragraph-properties fo:text-align="justify" style:justify-single-word="false"/>
      <style:text-properties fo:color="#000000" style:font-name="Verdana" fo:font-size="10pt" style:font-size-asian="10pt" style:font-size-complex="10pt"/>
    </style:style>
    <style:style style:name="P6" style:family="paragraph" style:parent-style-name="Standard">
      <style:paragraph-properties fo:text-align="center" style:justify-single-word="false"/>
      <style:text-properties fo:color="#000000" style:font-name="Verdana"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snap-to-layout-grid="false"/>
      <style:text-properties fo:color="#198a8a"/>
    </style:style>
    <style:style style:name="P8" style:family="paragraph" style:parent-style-name="Standard">
      <style:paragraph-properties fo:text-align="justify" style:justify-single-word="false" style:text-autospace="none" style:snap-to-layout-grid="false"/>
      <style:text-properties fo:color="#198a8a"/>
    </style:style>
    <style:style style:name="P9" style:family="paragraph" style:parent-style-name="Standard">
      <style:paragraph-properties fo:text-align="justify" style:justify-single-word="false"/>
      <style:text-properties fo:color="#198a8a" style:font-name="Verdana" fo:font-size="10pt" style:font-size-asian="10pt" style:font-size-complex="10pt"/>
    </style:style>
    <style:style style:name="P10" style:family="paragraph" style:parent-style-name="Standard">
      <style:paragraph-properties fo:margin-left="0cm" fo:margin-right="0.039cm" fo:text-align="justify" style:justify-single-word="false" fo:text-indent="0cm" style:auto-text-indent="false"/>
      <style:text-properties fo:color="#ff6600" style:font-name="Verdana" fo:font-size="10pt" style:font-size-asian="10pt" style:font-size-complex="10pt"/>
    </style:style>
    <style:style style:name="P11" style:family="paragraph" style:parent-style-name="Standard">
      <style:paragraph-properties fo:margin-left="0cm" fo:margin-right="0.039cm" fo:text-align="justify" style:justify-single-word="false" fo:text-indent="0cm" style:auto-text-indent="false"/>
      <style:text-properties fo:color="#ff6600" style:font-name="Verdana" fo:font-size="10pt" fo:language="fr" fo:country="BE" fo:font-style="italic" fo:font-weight="bold" style:font-size-asian="10pt" style:font-style-asian="italic" style:font-weight-asian="bold" style:font-size-complex="10pt"/>
    </style:style>
    <style:style style:name="P12" style:family="paragraph" style:parent-style-name="Standard">
      <style:paragraph-properties fo:margin-left="0cm" fo:margin-right="0.039cm" fo:text-align="justify" style:justify-single-word="false" fo:text-indent="0cm" style:auto-text-indent="false"/>
      <style:text-properties fo:color="#47b8b8" style:font-name="Verdana" fo:font-size="10pt" style:font-size-asian="10pt" style:font-size-complex="10pt"/>
    </style:style>
    <style:style style:name="P13" style:family="paragraph" style:parent-style-name="Standard">
      <style:paragraph-properties fo:margin-left="0cm" fo:margin-right="0.039cm" fo:text-align="justify" style:justify-single-word="false" fo:text-indent="0cm" style:auto-text-indent="false"/>
    </style:style>
    <style:style style:name="P14" style:family="paragraph" style:parent-style-name="Standard">
      <style:paragraph-properties fo:margin-left="0cm" fo:margin-right="0.039cm" fo:text-align="justify" style:justify-single-word="false" fo:text-indent="0cm" style:auto-text-indent="false"/>
      <style:text-properties fo:color="#33a3a3" style:font-name="Verdana" fo:font-size="10pt" style:font-size-asian="10pt" style:font-size-complex="10pt"/>
    </style:style>
    <style:style style:name="P15" style:family="paragraph" style:parent-style-name="Standard">
      <style:paragraph-properties fo:margin-left="0cm" fo:margin-right="0.039cm" fo:text-align="justify" style:justify-single-word="false" fo:text-indent="0cm" style:auto-text-indent="false"/>
      <style:text-properties fo:color="#000000" style:font-name="Verdana" fo:font-size="10pt" style:font-size-asian="10pt" style:font-size-complex="10pt"/>
    </style:style>
    <style:style style:name="P16" style:family="paragraph" style:parent-style-name="Corps_20_de_20_texte_20_3">
      <style:paragraph-properties fo:margin-left="0cm" fo:margin-right="0.039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33a3a3" style:font-name="Verdana" fo:font-size="9pt" fo:language="fr" fo:country="BE" style:font-size-asian="9pt" style:font-size-complex="9pt"/>
    </style:style>
    <style:style style:name="P17" style:family="paragraph" style:parent-style-name="Standard">
      <style:paragraph-properties fo:margin-left="0cm" fo:margin-right="0.039cm" fo:text-align="justify" style:justify-single-word="false" fo:text-indent="0cm" style:auto-text-indent="false" fo:background-color="#cccccc">
        <style:background-image/>
      </style:paragraph-properties>
      <style:text-properties fo:font-weight="bold" style:font-weight-asian="bold" style:font-weight-complex="bold"/>
    </style:style>
    <style:style style:name="P18" style:family="paragraph" style:parent-style-name="Text_20_body">
      <style:paragraph-properties fo:margin-left="0cm" fo:margin-right="0.039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33a3a3" style:font-name="Verdana" fo:font-size="9pt" fo:language="fr" fo:country="BE" style:font-size-asian="9pt" style:font-size-complex="9pt"/>
    </style:style>
    <style:style style:name="P19" style:family="paragraph" style:parent-style-name="Text_20_body">
      <style:paragraph-properties fo:margin-left="0cm" fo:margin-right="0.039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33a3a3" style:font-name="Verdana1" fo:font-size="10pt" fo:language="fr" fo:country="BE" style:font-size-asian="9pt" style:font-size-complex="9pt"/>
    </style:style>
    <style:style style:name="P20" style:family="paragraph" style:parent-style-name="Standard">
      <style:paragraph-properties fo:margin-left="0cm" fo:margin-right="-1.147cm" fo:text-align="justify" style:justify-single-word="false" fo:text-indent="0cm" style:auto-text-indent="false"/>
      <style:text-properties style:font-name="Verdana" fo:font-size="10pt" style:font-size-asian="10pt" style:font-size-complex="10pt"/>
    </style:style>
    <style:style style:name="P21" style:family="paragraph" style:parent-style-name="Standard">
      <style:paragraph-properties fo:margin-left="0.953cm" fo:margin-right="0.039cm" fo:text-align="justify" style:justify-single-word="false" fo:text-indent="0cm" style:auto-text-indent="false"/>
      <style:text-properties fo:color="#47b8b8" style:font-name="Verdana" fo:font-size="10pt" style:font-size-asian="10pt" style:font-size-complex="10pt"/>
    </style:style>
    <style:style style:name="P22" style:family="paragraph" style:parent-style-name="Standard">
      <style:paragraph-properties fo:margin-left="0cm" fo:margin-right="0.46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0pt" fo:language="fr" fo:country="BE" style:font-size-asian="10pt" style:font-size-complex="10pt"/>
    </style:style>
    <style:style style:name="P23" style:family="paragraph" style:parent-style-name="Standard">
      <style:paragraph-properties fo:margin-left="0cm" fo:margin-right="0.46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0pt" fo:language="fr" fo:country="BE" style:font-size-asian="10pt" style:font-size-complex="10pt"/>
    </style:style>
    <style:style style:name="P24" style:family="paragraph" style:parent-style-name="Standard">
      <style:paragraph-properties fo:margin-left="0cm" fo:margin-right="0.46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0pt" fo:language="fr" fo:country="BE" style:font-size-asian="10pt" style:font-size-complex="10pt"/>
    </style:style>
    <style:style style:name="P25" style:family="paragraph" style:parent-style-name="Standard">
      <style:paragraph-properties fo:margin-left="0cm" fo:margin-right="0.46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6.5pt" fo:language="fr" fo:country="BE" style:font-size-asian="6.5pt" style:font-size-complex="6.5pt"/>
    </style:style>
    <style:style style:name="P26" style:family="paragraph" style:parent-style-name="Standard">
      <style:paragraph-properties fo:margin-left="0cm" fo:margin-right="0.46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33a3a3" style:font-name="Verdana" fo:font-size="10pt" fo:language="fr" fo:country="BE" style:font-size-asian="10pt" style:font-size-complex="10pt"/>
    </style:style>
    <style:style style:name="P27" style:family="paragraph" style:parent-style-name="Standard">
      <style:paragraph-properties fo:margin-left="0cm" fo:margin-right="0.46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33a3a3" style:font-name="Verdana" fo:font-size="10pt" fo:language="fr" fo:country="BE" style:font-size-asian="10pt" style:font-size-complex="10pt"/>
    </style:style>
    <style:style style:name="P28" style:family="paragraph" style:parent-style-name="Standard">
      <style:paragraph-properties fo:margin-left="0cm" fo:margin-right="0.46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Verdana" fo:font-size="10pt" fo:language="fr" fo:country="BE" style:font-size-asian="10pt" style:font-size-complex="10pt"/>
    </style:style>
    <style:style style:name="P29" style:family="paragraph" style:parent-style-name="Standard">
      <style:paragraph-properties fo:margin-left="0cm" fo:margin-right="0.46cm" fo:text-indent="0cm" style:auto-text-indent="false" style:snap-to-layout-gri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style>
    <style:style style:name="P30" style:family="paragraph" style:parent-style-name="Standard">
      <style:paragraph-properties fo:margin-left="0cm" fo:margin-right="0.46cm" fo:text-align="justify" style:justify-single-word="false" fo:text-indent="0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198a8a" style:font-name="Verdana" fo:font-size="10pt" fo:language="fr" fo:country="BE" style:font-size-asian="10pt" style:font-size-complex="10pt"/>
    </style:style>
    <style:style style:name="P31" style:family="paragraph" style:parent-style-name="Standard">
      <style:paragraph-properties fo:margin-left="0cm" fo:margin-right="0.46cm" fo:text-indent="0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198a8a" style:font-name="Verdana" fo:font-size="10pt" fo:language="fr" fo:country="BE" style:font-size-asian="10pt" style:font-size-complex="10pt"/>
    </style:style>
    <style:style style:name="P32" style:family="paragraph" style:parent-style-name="Standard">
      <style:paragraph-properties fo:margin-left="0cm" fo:margin-right="0.46cm" fo:text-indent="0cm" style:auto-text-indent="false" style:snap-to-layout-gri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198a8a"/>
    </style:style>
    <style:style style:name="P33" style:family="paragraph" style:parent-style-name="Standard">
      <style:paragraph-properties fo:margin-left="0cm" fo:margin-right="0.46cm" fo:text-align="justify"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6.5pt" fo:language="fr" fo:country="BE" style:font-size-asian="6.5pt" style:font-size-complex="6.5pt"/>
    </style:style>
    <style:style style:name="P34" style:family="paragraph" style:parent-style-name="Corps_20_de_20_texte_20_31">
      <style:paragraph-properties fo:margin-left="0cm" fo:margin-right="0.46cm" style:line-height-at-least="0.494cm" fo:text-align="justify" style:justify-single-word="false" fo:text-indent="0cm" style:auto-text-indent="false"/>
      <style:text-properties fo:color="#47b8b8" style:font-name="Verdana" fo:font-size="10pt" style:font-size-asian="10pt" style:font-size-complex="10pt"/>
    </style:style>
    <style:style style:name="P35" style:family="paragraph" style:parent-style-name="Heading_20_4">
      <style:paragraph-properties>
        <style:tab-stops>
          <style:tab-stop style:position="0cm"/>
        </style:tab-stops>
      </style:paragraph-properties>
      <style:text-properties style:font-name="Verdana"/>
    </style:style>
    <style:style style:name="P36" style:family="paragraph" style:parent-style-name="Table_20_Contents">
      <style:text-properties style:font-name="Verdana" fo:font-size="10pt" fo:font-weight="bold" style:font-size-asian="10pt" style:font-weight-asian="bold" style:font-size-complex="10pt" style:font-weight-complex="bold"/>
    </style:style>
    <style:style style:name="P37" style:family="paragraph" style:parent-style-name="Heading_20_3">
      <style:paragraph-properties fo:margin-left="0cm" fo:margin-right="0cm" fo:text-align="center" style:justify-single-word="false" fo:text-indent="0cm" style:auto-text-indent="false">
        <style:tab-stops>
          <style:tab-stop style:position="0cm"/>
        </style:tab-stops>
      </style:paragraph-properties>
      <style:text-properties style:font-name="Verdana" fo:font-size="14pt" style:font-size-asian="14pt" style:font-size-complex="14pt"/>
    </style:style>
    <style:style style:name="P38" style:family="paragraph" style:parent-style-name="Text_20_body">
      <style:paragraph-properties fo:margin-left="0cm" fo:margin-right="0cm" fo:text-align="center" style:justify-single-word="false" fo:text-indent="0cm" style:auto-text-indent="false">
        <style:tab-stops>
          <style:tab-stop style:position="0cm"/>
        </style:tab-stops>
      </style:paragraph-properties>
      <style:text-properties style:font-name="Verdana" fo:font-size="10pt" style:font-size-asian="10pt" style:font-size-complex="10pt"/>
    </style:style>
    <style:style style:name="P39" style:family="paragraph" style:parent-style-name="Text_20_body">
      <style:paragraph-properties fo:margin-left="0cm" fo:margin-right="0cm" fo:margin-top="0cm" fo:margin-bottom="0cm" fo:text-align="justify" style:justify-single-word="false" fo:text-indent="0cm" style:auto-text-indent="false"/>
      <style:text-properties style:font-name="Verdana" fo:font-size="6.5pt" fo:language="fr" fo:country="BE" style:font-size-asian="6.5pt" style:font-size-complex="6.5pt"/>
    </style:style>
    <style:style style:name="P40" style:family="paragraph" style:parent-style-name="Text_20_body">
      <style:paragraph-properties fo:margin-left="0cm" fo:margin-right="0cm" fo:margin-top="0cm" fo:margin-bottom="0cm" fo:text-indent="0cm" style:auto-text-indent="false"/>
      <style:text-properties style:font-name="Verdana" fo:font-size="6.5pt" fo:language="fr" fo:country="BE" fo:font-style="italic" style:text-underline-style="solid" style:text-underline-width="auto" style:text-underline-color="font-color" fo:font-weight="bold" style:font-size-asian="6.5pt" style:font-size-complex="6.5pt"/>
    </style:style>
    <style:style style:name="P41" style:family="paragraph" style:parent-style-name="Text_20_body">
      <style:paragraph-properties fo:margin-left="0cm" fo:margin-right="0cm" fo:margin-top="0cm" fo:margin-bottom="0cm" fo:text-align="justify" style:justify-single-word="false" fo:text-indent="0cm" style:auto-text-indent="false"/>
      <style:text-properties style:font-name="Verdana" fo:font-size="6.5pt" fo:language="fr" fo:country="BE" fo:font-style="italic" style:text-underline-style="solid" style:text-underline-width="auto" style:text-underline-color="font-color" fo:font-weight="bold" style:font-size-asian="6.5pt" style:font-size-complex="6.5pt"/>
    </style:style>
    <style:style style:name="P42" style:family="paragraph" style:parent-style-name="Text_20_body">
      <style:paragraph-properties fo:margin-left="0cm" fo:margin-right="0cm" fo:margin-top="0cm" fo:margin-bottom="0cm" fo:text-align="justify" style:justify-single-word="false" fo:text-indent="0cm" style:auto-text-indent="false"/>
      <style:text-properties style:font-name="Verdana" fo:font-size="6.5pt" fo:language="fr" fo:country="BE" fo:font-style="italic" style:font-size-asian="6.5pt" style:font-size-complex="6.5pt"/>
    </style:style>
    <style:style style:name="P43" style:family="paragraph" style:parent-style-name="Text_20_body">
      <style:paragraph-properties fo:margin-left="0cm" fo:margin-right="0cm" fo:margin-top="0cm" fo:margin-bottom="0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6.5pt" fo:language="fr" fo:country="BE" fo:font-style="italic" style:font-size-asian="6.5pt" style:font-size-complex="6.5pt"/>
    </style:style>
    <style:style style:name="P44" style:family="paragraph" style:parent-style-name="Text_20_body">
      <style:paragraph-properties fo:margin-left="0cm" fo:margin-right="0cm" fo:margin-top="0cm" fo:margin-bottom="0cm" fo:text-align="justify" style:justify-single-word="false" fo:text-indent="0cm" style:auto-text-indent="false"/>
      <style:text-properties style:font-name="Verdana" fo:font-size="6.5pt" style:font-size-asian="6.5pt" style:font-size-complex="6.5pt"/>
    </style:style>
    <style:style style:name="P45" style:family="paragraph" style:parent-style-name="Text_20_body">
      <style:paragraph-properties fo:margin-left="0cm" fo:margin-right="0cm" fo:margin-top="0cm" fo:margin-bottom="0cm" fo:text-indent="0cm" style:auto-text-indent="false"/>
      <style:text-properties style:font-name="Verdana" fo:font-size="6.5pt" fo:font-style="italic" style:font-size-asian="6.5pt" style:font-size-complex="6.5pt"/>
    </style:style>
    <style:style style:name="P46" style:family="paragraph" style:parent-style-name="Text_20_body">
      <style:paragraph-properties fo:margin-left="0cm" fo:margin-right="0cm" fo:margin-top="0cm" fo:margin-bottom="0cm" fo:text-align="justify" style:justify-single-word="false" fo:text-indent="0cm" style:auto-text-indent="false"/>
      <style:text-properties style:font-name="Verdana" fo:font-size="6.5pt" fo:font-style="italic" style:font-size-asian="6.5pt" style:font-size-complex="6.5pt"/>
    </style:style>
    <style:style style:name="P47" style:family="paragraph" style:parent-style-name="Text_20_body">
      <style:paragraph-properties fo:text-align="justify" style:justify-single-word="false"/>
      <style:text-properties style:font-name="Verdana" fo:font-size="10pt" fo:font-weight="bold" style:font-size-asian="10pt" style:font-weight-asian="bold" style:font-name-complex="Arial" style:font-size-complex="10pt" style:font-weight-complex="bold"/>
    </style:style>
    <style:style style:name="P48" style:family="paragraph" style:parent-style-name="Standard">
      <style:paragraph-properties fo:background-color="transparent" style:shadow="none">
        <style:background-image/>
      </style:paragraph-properties>
    </style:style>
    <style:style style:name="P49" style:family="paragraph" style:parent-style-name="Standard">
      <style:paragraph-properties fo:background-color="transparent" style:shadow="none">
        <style:background-image/>
      </style:paragraph-properties>
      <style:text-properties style:font-name="Verdana" fo:font-size="10pt" fo:font-weight="bold" style:font-size-asian="10pt" style:font-weight-asian="bold" style:font-name-complex="Arial" style:font-size-complex="10pt" style:font-weight-complex="bold"/>
    </style:style>
    <style:style style:name="P50" style:family="paragraph" style:parent-style-name="Standard">
      <style:paragraph-properties fo:margin-left="0cm" fo:margin-right="-0.041cm" fo:text-align="justify" style:justify-single-word="false" fo:text-indent="0cm" style:auto-text-indent="false">
        <style:tab-stops>
          <style:tab-stop style:position="16.462cm"/>
        </style:tab-stops>
      </style:paragraph-properties>
      <style:text-properties fo:color="#000000" style:font-name="Verdana" fo:font-size="10pt" fo:language="fr" fo:country="BE" style:font-size-asian="10pt" style:font-size-complex="10pt"/>
    </style:style>
    <style:style style:name="P51" style:family="paragraph" style:parent-style-name="Standard">
      <style:paragraph-properties fo:margin-left="0cm" fo:margin-right="-0.041cm" style:line-height-at-least="0.6cm" fo:text-align="justify" style:justify-single-word="false" fo:text-indent="0cm" style:auto-text-indent="false">
        <style:tab-stops>
          <style:tab-stop style:position="16.462cm"/>
        </style:tab-stops>
      </style:paragraph-properties>
      <style:text-properties fo:color="#000000" style:font-name="Verdana" fo:font-size="10pt" fo:language="fr" fo:country="BE" fo:font-weight="bold" style:font-size-asian="10pt" style:font-weight-asian="bold" style:font-size-complex="10pt"/>
    </style:style>
    <style:style style:name="P52" style:family="paragraph" style:parent-style-name="Standard">
      <style:paragraph-properties fo:margin-left="0cm" fo:margin-right="-0.041cm" fo:text-align="justify" style:justify-single-word="false" fo:text-indent="0cm" style:auto-text-indent="false">
        <style:tab-stops>
          <style:tab-stop style:position="16.462cm"/>
        </style:tab-stops>
      </style:paragraph-properties>
      <style:text-properties fo:color="#000000" style:font-name="Verdana" fo:font-size="10pt" fo:font-weight="bold" style:font-size-asian="10pt" style:font-weight-asian="bold" style:font-size-complex="10pt" style:font-weight-complex="bold"/>
    </style:style>
    <style:style style:name="P53" style:family="paragraph" style:parent-style-name="Standard">
      <style:paragraph-properties fo:margin-left="2.251cm" fo:margin-right="0.46cm" fo:text-indent="0cm" style:auto-text-indent="false">
        <style:tab-stops>
          <style:tab-stop style:position="-0.85cm"/>
          <style:tab-stop style:position="-0.75cm"/>
          <style:tab-stop style:position="0.289cm"/>
          <style:tab-stop style:position="1.559cm"/>
          <style:tab-stop style:position="2.829cm"/>
          <style:tab-stop style:position="4.099cm"/>
          <style:tab-stop style:position="5.369cm"/>
          <style:tab-stop style:position="6.639cm"/>
          <style:tab-stop style:position="7.909cm"/>
          <style:tab-stop style:position="9.179cm"/>
          <style:tab-stop style:position="10.449cm"/>
          <style:tab-stop style:position="11.719cm"/>
          <style:tab-stop style:position="12.989cm"/>
        </style:tab-stops>
      </style:paragraph-properties>
      <style:text-properties fo:color="#000000" style:font-name="Verdana" fo:font-size="10pt" fo:language="fr" fo:country="BE" style:font-size-asian="10pt" style:font-size-complex="10pt"/>
    </style:style>
    <style:style style:name="P54" style:family="paragraph" style:parent-style-name="Standard">
      <style:paragraph-properties fo:margin-left="2cm" fo:margin-right="0.46cm" fo:text-indent="-2cm" style:auto-text-indent="false">
        <style:tab-stops>
          <style:tab-stop style:position="-0.6cm"/>
          <style:tab-stop style:position="0.54cm"/>
          <style:tab-stop style:position="1.81cm"/>
          <style:tab-stop style:position="3.08cm"/>
          <style:tab-stop style:position="4.35cm"/>
          <style:tab-stop style:position="5.62cm"/>
          <style:tab-stop style:position="6.89cm"/>
          <style:tab-stop style:position="8.16cm"/>
          <style:tab-stop style:position="9.43cm"/>
          <style:tab-stop style:position="10.7cm"/>
          <style:tab-stop style:position="11.97cm"/>
          <style:tab-stop style:position="13.24cm"/>
        </style:tab-stops>
      </style:paragraph-properties>
      <style:text-properties fo:color="#33a3a3" style:font-name="Verdana" fo:font-size="10pt" fo:language="fr" fo:country="BE" style:font-size-asian="10pt" style:font-size-complex="10pt"/>
    </style:style>
    <style:style style:name="P55" style:family="paragraph" style:parent-style-name="Standard">
      <style:paragraph-properties fo:margin-left="2cm" fo:margin-right="0.46cm" fo:text-indent="-2cm" style:auto-text-indent="false" style:snap-to-layout-grid="false">
        <style:tab-stops>
          <style:tab-stop style:position="-0.6cm"/>
          <style:tab-stop style:position="0.54cm"/>
          <style:tab-stop style:position="1.81cm"/>
          <style:tab-stop style:position="3.08cm"/>
          <style:tab-stop style:position="4.35cm"/>
          <style:tab-stop style:position="5.62cm"/>
          <style:tab-stop style:position="6.89cm"/>
          <style:tab-stop style:position="8.16cm"/>
          <style:tab-stop style:position="9.43cm"/>
          <style:tab-stop style:position="10.7cm"/>
          <style:tab-stop style:position="11.97cm"/>
          <style:tab-stop style:position="13.24cm"/>
        </style:tab-stops>
      </style:paragraph-properties>
      <style:text-properties fo:color="#198a8a"/>
    </style:style>
    <style:style style:name="P56" style:family="paragraph" style:parent-style-name="Standard">
      <style:paragraph-properties fo:margin-left="0cm" fo:margin-right="-0.099cm" fo:text-align="justify" style:justify-single-word="false" fo:text-indent="0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198a8a" style:font-name="Verdana" fo:font-size="10pt" fo:language="fr" fo:country="BE" style:font-size-asian="10pt" style:font-size-complex="10pt"/>
    </style:style>
    <style:style style:name="P57" style:family="paragraph" style:parent-style-name="Standard">
      <style:paragraph-properties fo:margin-left="0cm" fo:margin-right="-0.099cm" fo:text-align="justify" style:justify-single-word="false" fo:text-indent="0cm" style:auto-text-indent="false" style:snap-to-layout-gri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198a8a" style:font-name="Verdana" fo:font-size="10pt" fo:language="fr" fo:country="BE" style:font-size-asian="10pt" style:font-size-complex="10pt"/>
    </style:style>
    <style:style style:name="P58" style:family="paragraph" style:parent-style-name="Standard">
      <style:paragraph-properties fo:margin-left="0cm" fo:margin-right="-0.099cm" fo:text-align="justify" style:justify-single-word="false" fo:text-indent="0cm" style:auto-text-indent="false">
        <style:tab-stops>
          <style:tab-stop style:position="1.401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198a8a" style:font-name="Verdana" fo:font-size="10pt" fo:language="fr" fo:country="BE" style:font-size-asian="10pt" style:font-size-complex="10pt"/>
    </style:style>
    <style:style style:name="P59" style:family="paragraph" style:parent-style-name="Standard">
      <style:paragraph-properties fo:margin-left="0cm" fo:margin-right="-0.099cm" fo:text-align="justify" style:justify-single-word="false" fo:text-indent="0cm" style:auto-text-indent="false">
        <style:tab-stops>
          <style:tab-stop style:position="1.401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198a8a"/>
    </style:style>
    <style:style style:name="P60" style:family="paragraph" style:parent-style-name="Standard">
      <style:paragraph-properties fo:margin-left="0cm" fo:margin-right="-0.099cm" fo:text-align="justify" style:justify-single-word="false" fo:text-indent="0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Verdana" fo:font-size="10pt" fo:language="fr" fo:country="BE" style:font-size-asian="10pt" style:font-size-complex="10pt"/>
    </style:style>
    <style:style style:name="P61" style:family="paragraph" style:parent-style-name="Standard">
      <style:paragraph-properties fo:margin-left="0cm" fo:margin-right="-0.099cm" fo:text-align="justify" style:justify-single-word="false" fo:text-indent="0cm" style:auto-text-indent="false" style:snap-to-layout-grid="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Verdana" fo:font-size="10pt" fo:language="fr" fo:country="BE" style:font-size-asian="10pt" style:font-size-complex="10pt"/>
    </style:style>
    <style:style style:name="P62" style:family="paragraph" style:parent-style-name="Standard">
      <style:paragraph-properties fo:margin-left="0cm" fo:margin-right="-0.099cm" fo:text-align="justify" style:justify-single-word="false" fo:text-indent="0cm" style:auto-text-indent="false" style:snap-to-layout-grid="false">
        <style:tab-stops>
          <style:tab-stop style:position="1.401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Verdana" fo:font-size="10pt" fo:language="fr" fo:country="BE" style:font-size-asian="10pt" style:font-size-complex="10pt"/>
    </style:style>
    <style:style style:name="P63" style:family="paragraph" style:parent-style-name="Title">
      <style:paragraph-properties fo:margin-left="1.129cm" fo:margin-right="1.446cm" style:line-height-at-least="0.494cm" fo:text-align="center" style:justify-single-word="false" fo:text-indent="0cm" style:auto-text-indent="false" fo:background-color="#cccccc" style:shadow="non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background-image/>
      </style:paragraph-properties>
      <style:text-properties style:font-name="Verdana" fo:font-size="10pt" fo:font-weight="bold" style:font-size-asian="10pt" style:font-weight-asian="bold" style:font-name-complex="Arial" style:font-size-complex="10pt" style:font-weight-complex="bold"/>
    </style:style>
    <style:style style:name="P64" style:family="paragraph" style:parent-style-name="Standard">
      <style:paragraph-properties fo:margin-left="0cm" fo:margin-right="0.026cm" fo:text-align="justify" style:justify-single-word="false" fo:text-indent="0cm" style:auto-text-indent="false"/>
      <style:text-properties fo:color="#33a3a3" style:font-name="Verdana" fo:font-size="10pt" style:font-size-asian="10pt" style:font-size-complex="10pt"/>
    </style:style>
    <style:style style:name="P65" style:family="paragraph" style:parent-style-name="Text_20_body">
      <style:paragraph-properties fo:margin-left="0.979cm" fo:margin-right="0cm" fo:margin-top="0cm" fo:margin-bottom="0cm" fo:text-align="justify" style:justify-single-word="false" fo:text-indent="-0.291cm" style:auto-text-indent="false">
        <style:tab-stops/>
      </style:paragraph-properties>
      <style:text-properties style:font-name="Verdana" fo:font-size="6.5pt" style:font-size-asian="6.5pt" style:font-size-complex="6.5pt"/>
    </style:style>
    <style:style style:name="P66" style:family="paragraph" style:parent-style-name="Standard" style:list-style-name="WW8Num2">
      <style:paragraph-properties fo:margin-left="-1.27cm" fo:margin-right="0.039cm" fo:text-align="justify" style:justify-single-word="false" fo:text-indent="0cm" style:auto-text-indent="false">
        <style:tab-stops>
          <style:tab-stop style:position="2.54cm"/>
        </style:tab-stops>
      </style:paragraph-properties>
      <style:text-properties fo:color="#47b8b8" style:font-name="Verdana" fo:font-size="10pt" style:font-size-asian="10pt" style:font-size-complex="10pt"/>
    </style:style>
    <style:style style:name="P67" style:family="paragraph" style:parent-style-name="Standard" style:list-style-name="WW8Num2">
      <style:paragraph-properties fo:margin-left="-0.953cm" fo:margin-right="0.039cm" fo:text-align="justify" style:justify-single-word="false" fo:text-indent="0cm" style:auto-text-indent="false">
        <style:tab-stops>
          <style:tab-stop style:position="2.54cm"/>
        </style:tab-stops>
      </style:paragraph-properties>
      <style:text-properties fo:color="#47b8b8" style:font-name="Verdana" fo:font-size="10pt" style:font-size-asian="10pt" style:font-size-complex="10pt"/>
    </style:style>
    <style:style style:name="P68" style:family="paragraph" style:parent-style-name="Standard" style:list-style-name="WW8Num21">
      <style:paragraph-properties fo:margin-left="-2.223cm" fo:margin-right="0.46cm" fo:text-align="justify" style:justify-single-word="false" fo:text-indent="0cm" style:auto-text-indent="false">
        <style:tab-stops>
          <style:tab-stop style:position="3.175cm"/>
          <style:tab-stop style:position="4.763cm"/>
          <style:tab-stop style:position="6.033cm"/>
          <style:tab-stop style:position="7.303cm"/>
          <style:tab-stop style:position="8.573cm"/>
          <style:tab-stop style:position="9.843cm"/>
          <style:tab-stop style:position="11.113cm"/>
          <style:tab-stop style:position="12.383cm"/>
          <style:tab-stop style:position="13.653cm"/>
          <style:tab-stop style:position="14.923cm"/>
          <style:tab-stop style:position="16.193cm"/>
          <style:tab-stop style:position="17.463cm"/>
        </style:tab-stops>
      </style:paragraph-properties>
      <style:text-properties fo:color="#198a8a" style:font-name="Verdana" fo:font-size="10pt" fo:language="fr" fo:country="BE" style:font-size-asian="10pt" style:font-size-complex="10pt"/>
    </style:style>
    <style:style style:name="P69" style:family="paragraph" style:parent-style-name="Heading_20_3" style:master-page-name="Standard">
      <style:paragraph-properties fo:margin-left="5.08cm" fo:margin-right="0cm" fo:text-indent="0cm" style:auto-text-indent="false" style:page-number="auto">
        <style:tab-stops>
          <style:tab-stop style:position="0cm"/>
        </style:tab-stops>
      </style:paragraph-properties>
      <style:text-properties fo:font-size="10pt" fo:language="zxx" fo:country="none" style:font-size-asian="10pt" style:language-asian="zxx" style:country-asian="none"/>
    </style:style>
    <style:style style:name="P70" style:family="paragraph" style:parent-style-name="Footer">
      <style:paragraph-properties fo:margin-left="0cm" fo:margin-right="0.026cm" fo:text-align="end" style:justify-single-word="false" fo:text-indent="0cm" style:auto-text-indent="false"/>
      <style:text-properties style:font-name="Verdana" fo:font-size="9pt" style:font-size-asian="9pt" style:font-size-complex="9pt"/>
    </style:style>
    <style:style style:name="P71" style:family="paragraph">
      <style:paragraph-properties fo:text-align="center" style:writing-mode="lr-tb"/>
      <style:text-properties fo:font-size="24pt"/>
    </style:style>
    <style:style style:name="T1" style:family="text">
      <style:text-properties style:font-name="Verdana" fo:font-size="10pt" style:font-size-asian="10pt"/>
    </style:style>
    <style:style style:name="T2" style:family="text">
      <style:text-properties style:font-name="Verdana" fo:font-size="10pt" style:font-size-asian="10pt" style:font-size-complex="10pt"/>
    </style:style>
    <style:style style:name="T3" style:family="text">
      <style:text-properties style:font-name="Verdana" fo:font-size="10pt" fo:language="fr" fo:country="BE" style:font-size-asian="10pt" style:font-size-complex="10pt"/>
    </style:style>
    <style:style style:name="T4" style:family="text">
      <style:text-properties style:font-name="Verdana" fo:font-size="10pt" fo:language="fr" fo:country="BE" style:text-underline-style="solid" style:text-underline-width="auto" style:text-underline-color="font-color" style:font-size-asian="10pt" style:font-size-complex="10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style>
    <style:style style:name="T6" style:family="text">
      <style:text-properties style:font-name="Verdana" fo:font-size="10pt" fo:font-weight="bold" style:font-size-asian="10pt" style:font-weight-asian="bold" style:font-size-complex="10pt"/>
    </style:style>
    <style:style style:name="T7" style:family="text">
      <style:text-properties style:font-name="Verdana" fo:font-size="10pt" fo:font-weight="bold" style:font-size-asian="10pt" style:font-weight-asian="bold" style:font-size-complex="10pt" style:font-weight-complex="bold"/>
    </style:style>
    <style:style style:name="T8" style:family="text">
      <style:text-properties style:font-name="Verdana" fo:font-size="10pt" fo:font-weight="bold" style:font-size-asian="10pt" style:font-weight-asian="bold" style:font-name-complex="Arial" style:font-size-complex="10pt" style:font-weight-complex="bold"/>
    </style:style>
    <style:style style:name="T9" style:family="text">
      <style:text-properties fo:color="#47b8b8"/>
    </style:style>
    <style:style style:name="T10" style:family="text">
      <style:text-properties fo:color="#000000"/>
    </style:style>
    <style:style style:name="T11" style:family="text">
      <style:text-properties fo:color="#000000" style:font-name="Verdana" fo:font-size="10pt" style:font-size-asian="10pt" style:font-size-complex="10pt"/>
    </style:style>
    <style:style style:name="T12" style:family="text">
      <style:text-properties fo:color="#000000" fo:language="fr" fo:country="BE"/>
    </style:style>
    <style:style style:name="T13" style:family="text">
      <style:text-properties fo:language="fr" fo:country="BE"/>
    </style:style>
    <style:style style:name="T14" style:family="text">
      <style:text-properties fo:language="fr" fo:country="BE" fo:font-weight="bold"/>
    </style:style>
    <style:style style:name="T15" style:family="text">
      <style:text-properties fo:language="fr" fo:country="BE" fo:font-weight="bold" style:font-weight-asian="bold"/>
    </style:style>
    <style:style style:name="T16" style:family="text">
      <style:text-properties fo:language="fr" fo:country="BE" fo:font-style="italic"/>
    </style:style>
    <style:style style:name="T17" style:family="text">
      <style:text-properties fo:language="fr" fo:country="BE" fo:font-style="italic" fo:font-weight="bold"/>
    </style:style>
    <style:style style:name="T18" style:family="text">
      <style:text-properties style:text-position="super 58%" style:font-name="Verdana" fo:font-size="10pt" fo:language="fr" fo:country="BE" style:text-underline-style="solid" style:text-underline-width="auto" style:text-underline-color="font-color" style:font-size-asian="10pt" style:font-size-complex="10pt"/>
    </style:style>
    <style:style style:name="T19" style:family="text">
      <style:text-properties style:font-name="Verdana1"/>
    </style:style>
    <style:style style:name="T20" style:family="text">
      <style:text-properties style:font-name="Verdana1" fo:font-size="10pt"/>
    </style:style>
    <style:style style:name="T21" style:family="text">
      <style:text-properties fo:color="#006b6b" style:font-name="Verdana" fo:font-size="10pt" fo:language="fr" fo:country="BE" style:text-underline-style="solid" style:text-underline-width="auto" style:text-underline-color="font-color" style:font-size-asian="10pt" style:font-size-complex="10pt"/>
    </style:style>
    <style:style style:name="T22" style:family="text">
      <style:text-properties fo:color="#006b6b" style:font-name="Verdana" fo:font-size="10pt" fo:language="fr" fo:country="BE" style:font-size-asian="10pt" style:font-size-complex="10pt"/>
    </style:style>
    <style:style style:name="T23" style:family="text">
      <style:text-properties fo:font-style="italic"/>
    </style:style>
    <style:style style:name="T24" style:family="text">
      <style:text-properties fo:font-style="italic" fo:font-weight="bold"/>
    </style:style>
    <style:style style:name="T25" style:family="text">
      <style:text-properties style:text-position="33% 80%"/>
    </style:style>
    <style:style style:name="T26" style:family="text">
      <style:text-properties style:text-position="33% 80%" fo:language="fr" fo:country="BE"/>
    </style:style>
    <style:style style:name="T27" style:family="text">
      <style:text-properties style:text-position="33% 80%" fo:language="fr" fo:country="BE" fo:font-style="italic"/>
    </style:style>
    <style:style style:name="T28" style:family="text">
      <style:text-properties style:text-position="33% 80%" style:font-name="Verdana1" fo:font-size="10pt"/>
    </style:style>
    <style:style style:name="T29" style:family="text">
      <style:text-properties fo:font-variant="normal" fo:text-transform="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65165528">
          <text:insertion>
            <office:change-info>
              <dc:creator>Marie-Aude Goffin</dc:creator>
              <dc:date>2009-01-21T13:23:00</dc:date>
            </office:change-info>
          </text:insertion>
        </text:changed-region>
        <text:changed-region text:id="ct165165392">
          <text:insertion>
            <office:change-info>
              <dc:creator>Marie-Aude Goffin</dc:creator>
              <dc:date>2009-01-21T13:23:00</dc:date>
            </office:change-info>
          </text:insertion>
        </text:changed-region>
        <text:changed-region text:id="ct165165256">
          <text:insertion>
            <office:change-info>
              <dc:creator>Marie-Aude Goffin</dc:creator>
              <dc:date>2009-01-21T12:24:00</dc:date>
            </office:change-info>
          </text:insertion>
        </text:changed-region>
        <text:changed-region text:id="ct165165120">
          <text:insertion>
            <office:change-info>
              <dc:creator>Marie-Aude Goffin</dc:creator>
              <dc:date>2009-02-03T09:52:00</dc:date>
            </office:change-info>
          </text:insertion>
        </text:changed-region>
        <text:changed-region text:id="ct165164984">
          <text:insertion>
            <office:change-info>
              <dc:creator>Marie-Aude Goffin</dc:creator>
              <dc:date>2009-01-21T13:27:00</dc:date>
            </office:change-info>
          </text:insertion>
        </text:changed-region>
        <text:changed-region text:id="ct165164848">
          <text:insertion>
            <office:change-info>
              <dc:creator>Marie-Aude Goffin</dc:creator>
              <dc:date>2009-01-21T13:27:00</dc:date>
            </office:change-info>
          </text:insertion>
        </text:changed-region>
        <text:changed-region text:id="ct165164712">
          <text:insertion>
            <office:change-info>
              <dc:creator>Marie-Aude Goffin</dc:creator>
              <dc:date>2009-01-21T13:27:00</dc:date>
            </office:change-info>
          </text:insertion>
        </text:changed-region>
        <text:changed-region text:id="ct165164576">
          <text:insertion>
            <office:change-info>
              <dc:creator>Marie-Aude Goffin</dc:creator>
              <dc:date>2009-01-21T13:28:00</dc:date>
            </office:change-info>
          </text:insertion>
        </text:changed-region>
        <text:changed-region text:id="ct165164472">
          <text:insertion>
            <office:change-info>
              <dc:creator>Marie-Aude Goffin</dc:creator>
              <dc:date>2009-01-21T13:28:00</dc:date>
            </office:change-info>
          </text:insertion>
        </text:changed-region>
        <text:changed-region text:id="ct165163456">
          <text:insertion>
            <office:change-info>
              <dc:creator>Marie-Aude Goffin</dc:creator>
              <dc:date>2009-01-21T13:28:00</dc:date>
            </office:change-info>
          </text:insertion>
        </text:changed-region>
        <text:changed-region text:id="ct165163320">
          <text:insertion>
            <office:change-info>
              <dc:creator>Marie-Aude Goffin</dc:creator>
              <dc:date>2009-01-21T13:29:00</dc:date>
            </office:change-info>
          </text:insertion>
        </text:changed-region>
        <text:changed-region text:id="ct165163184">
          <text:insertion>
            <office:change-info>
              <dc:creator>Marie-Aude Goffin</dc:creator>
              <dc:date>2009-01-21T13:30:00</dc:date>
            </office:change-info>
          </text:insertion>
        </text:changed-region>
        <text:changed-region text:id="ct165163048">
          <text:insertion>
            <office:change-info>
              <dc:creator>Marie-Aude Goffin</dc:creator>
              <dc:date>2009-01-21T13:31:00</dc:date>
            </office:change-info>
          </text:insertion>
        </text:changed-region>
        <text:changed-region text:id="ct165162768">
          <text:insertion>
            <office:change-info>
              <dc:creator>Marie-Aude Goffin</dc:creator>
              <dc:date>2009-01-21T13:30:00</dc:date>
            </office:change-info>
          </text:insertion>
        </text:changed-region>
        <text:changed-region text:id="ct165162632">
          <text:insertion>
            <office:change-info>
              <dc:creator>Marie-Aude Goffin</dc:creator>
              <dc:date>2009-01-21T13:30:00</dc:date>
            </office:change-info>
          </text:insertion>
        </text:changed-region>
        <text:changed-region text:id="ct165162496">
          <text:insertion>
            <office:change-info>
              <dc:creator>Marie-Aude Goffin</dc:creator>
              <dc:date>2009-01-21T13:31:00</dc:date>
            </office:change-info>
          </text:insertion>
        </text:changed-region>
        <text:changed-region text:id="ct165162360">
          <text:insertion>
            <office:change-info>
              <dc:creator>Marie-Aude Goffin</dc:creator>
              <dc:date>2009-02-03T09:55:00</dc:date>
            </office:change-info>
          </text:insertion>
        </text:changed-region>
        <text:changed-region text:id="ct165162256">
          <text:insertion>
            <office:change-info>
              <dc:creator>Marie-Aude Goffin</dc:creator>
              <dc:date>2009-01-22T09:30:00</dc:date>
            </office:change-info>
          </text:insertion>
        </text:changed-region>
        <text:changed-region text:id="ct165156824">
          <text:insertion>
            <office:change-info>
              <dc:creator>Marie-Aude Goffin</dc:creator>
              <dc:date>2009-02-03T09:59:00</dc:date>
            </office:change-info>
          </text:insertion>
        </text:changed-region>
        <text:changed-region text:id="ct165163784">
          <text:insertion>
            <office:change-info>
              <dc:creator>Marie-Aude Goffin</dc:creator>
              <dc:date>2009-02-03T09:59:00</dc:date>
            </office:change-info>
          </text:insertion>
        </text:changed-region>
        <text:changed-region text:id="ct165157880">
          <text:insertion>
            <office:change-info>
              <dc:creator>Marie-Aude Goffin</dc:creator>
              <dc:date>2009-02-03T09:59:00</dc:date>
            </office:change-info>
          </text:insertion>
        </text:changed-region>
        <text:changed-region text:id="ct165156584">
          <text:insertion>
            <office:change-info>
              <dc:creator>Marie-Aude Goffin</dc:creator>
              <dc:date>2009-02-23T11:22:00</dc:date>
            </office:change-info>
          </text:insertion>
        </text:changed-region>
        <text:changed-region text:id="ct165156720">
          <text:insertion>
            <office:change-info>
              <dc:creator>Marie-Aude Goffin</dc:creator>
              <dc:date>2009-02-23T11: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3"><draw:frame draw:style-name="fr1" draw:name="Cadre1" text:anchor-type="char" svg:x="-1.917cm" svg:y="-1.6cm" svg:width="6.055cm" svg:height="2.245cm" draw:z-index="1"><draw:text-box><text:p text:style-name="P1">Province de Namur</text:p><text:p text:style-name="P1">Arrondissement de Namur</text:p><text:h text:style-name="P35" text:outline-level="4">Commune de LA BRUYERE</text:h><text:p text:style-name="Standard"><text:span text:style-name="T1">Section de </text:span><text:change-start text:change-id="ct165165528"/><text:span text:style-name="T1">self.getWorkLocationZipCode()</text:span><text:change-end text:change-id="ct165165528"/><text:span text:style-name="T1"> <text:s/></text:span><text:change-start text:change-id="ct165165392"/><text:span text:style-name="T1">self.getWorkLocationCity()</text:span><text:change-end text:change-id="ct165165392"/></text:p></draw:text-box></draw:frame></text:h>
      <text:h text:style-name="P37" text:outline-level="3"/>
      <text:p text:style-name="P38">DU REGISTRE AUX DELIBERATIONS DU COLLEGE COMMUNAL DE CETTE COMMUNE, A ÉTÉ EXTRAIT CE QUI SUIT:</text:p>
      <table:table table:name="Tableau2" table:style-name="Tableau2">
        <table:table-column table:style-name="Tableau2.A"/>
        <table:table-column table:style-name="Tableau2.B"/>
        <table:table-row>
          <table:table-cell table:style-name="Tableau2.A1" office:value-type="string">
            <text:p text:style-name="P36"/>
            <text:p text:style-name="P36">Présents :</text:p>
          </table:table-cell>
          <table:table-cell table:style-name="Tableau2.B1" office:value-type="string">
            <text:p text:style-name="P36"/>
            <text:p text:style-name="P36">Mr R. CAPPE, Bourgmestre-Président</text:p>
          </table:table-cell>
        </table:table-row>
        <table:table-row>
          <table:table-cell table:style-name="Tableau2.A2" office:value-type="string">
            <text:p text:style-name="P36"/>
          </table:table-cell>
          <table:table-cell table:style-name="Tableau2.B2" office:value-type="string">
            <text:p text:style-name="P36">Mrs O. NYSSEN, R. MASSON, B.ALLARD et L.FRERE, Echevins</text:p>
          </table:table-cell>
        </table:table-row>
        <table:table-row>
          <table:table-cell table:style-name="Tableau2.A2" office:value-type="string">
            <text:p text:style-name="P36"/>
          </table:table-cell>
          <table:table-cell table:style-name="Tableau2.B2" office:value-type="string">
            <text:p text:style-name="P36">Mme Claire TOUSSAINT, Présidente du CPAS</text:p>
          </table:table-cell>
        </table:table-row>
        <table:table-row>
          <table:table-cell table:style-name="Tableau2.A2" office:value-type="string">
            <text:p text:style-name="P36"/>
          </table:table-cell>
          <table:table-cell table:style-name="Tableau2.B2" office:value-type="string">
            <text:p text:style-name="P36">Mr Yves GROIGNET, Secrétaire communal</text:p>
          </table:table-cell>
        </table:table-row>
      </table:table>
      <text:p text:style-name="P47"><draw:line text:anchor-type="char" draw:z-index="0" draw:style-name="gr1" draw:text-style-name="P71" svg:x1="0.053cm" svg:y1="0.422cm" svg:x2="16.193cm" svg:y2="0.422cm"><text:p/></draw:line></text:p>
      <text:p text:style-name="P63">ANNEXE 30 – FORMULAIRE <text:s/>A</text:p>
      <text:p text:style-name="P49"/>
      <text:p text:style-name="P49"/>
      <text:p text:style-name="P48"><text:span text:style-name="T8">Registre des Permis d'Urbanisme : n°</text:span><text:span text:style-name="T7">0</text:span><text:change-start text:change-id="ct165165256"/><text:span text:style-name="T7">self.getReference()</text:span><text:change-end text:change-id="ct165165256"/></text:p>
      <text:p text:style-name="P3">Réf. SPW : <text:change-start text:change-id="ct165165120"/>self.getReferenceDGATLP()<text:change-end text:change-id="ct165165120"/></text:p>
      <text:p text:style-name="P2"/>
      <text:p text:style-name="P4">DECISION D'OCTROI DU PERMIS D'URBANISME</text:p>
      <text:p text:style-name="P5"><text:s text:c="4"/><text:tab/><text:tab/><text:tab/><text:tab/></text:p>
      <text:p text:style-name="P6"/>
      <text:p text:style-name="P28">Le Collège Communal,</text:p>
      <text:p text:style-name="P50"/>
      <text:p text:style-name="P50">Vu le Code Wallon de l'Aménagement du Territoire, de l'Urbanisme, du Patrimoine et de l'Energie ;</text:p>
      <text:p text:style-name="P50"/>
      <text:p text:style-name="P50">Vu l'article L1123-23 du Code de la Démocratie Locale et de la Décentralisation ;</text:p>
      <text:p text:style-name="P50"/>
      <text:p text:style-name="P50">Vu le Code de l’Environnement ; </text:p>
      <text:p text:style-name="P52"/>
      <text:p text:style-name="P17"><text:span text:style-name="T2">Attendu que </text:span><text:change-start text:change-id="ct165164984"/><text:span text:style-name="T2">self.displayValue(applicantobj.listPersonTitles(), applicantobj.getPersonTitle())</text:span><text:change-end text:change-id="ct165164984"/><text:span text:style-name="T2"> </text:span><text:change-start text:change-id="ct165164848"/><text:span text:style-name="T2">applicantobj.getName2()</text:span><text:change-end text:change-id="ct165164848"/><text:span text:style-name="T2"> </text:span><text:change-start text:change-id="ct165164712"/><text:span text:style-name="T2">applicantobj.getName1()</text:span><text:change-end text:change-id="ct165164712"/><text:span text:style-name="T2"> demeurant </text:span><text:change-start text:change-id="ct165164576"/><text:span text:style-name="T2">applicantobj.getStreet()</text:span><text:change-end text:change-id="ct165164576"/><text:span text:style-name="T2">, n° </text:span><text:change-start text:change-id="ct165164472"/><text:span text:style-name="T2">applicantobj.getNumber()</text:span><text:change-end text:change-id="ct165164472"/><text:span text:style-name="T2"> à </text:span><text:change-start text:change-id="ct165163456"/><text:span text:style-name="T2">applicantobj.getZipcode()</text:span><text:change-end text:change-id="ct165163456"/><text:span text:style-name="T2"> <text:s/></text:span><text:change-start text:change-id="ct165163320"/><text:span text:style-name="T2">applicantobj.getCity()</text:span><text:change-end text:change-id="ct165163320"/><text:span text:style-name="T2"> a(ont) introduit une demande de permis d'urbanisme relative à un bien sis <text:s/></text:span><text:change-start text:change-id="ct165163184"/><text:span text:style-name="T2">self.getWorkLocationStreet()</text:span><text:change-end text:change-id="ct165163184"/><text:span text:style-name="T2">, n°</text:span><text:change-start text:change-id="ct165163048"/><text:span text:style-name="T2">self.getWorkLocationHouseNumber()</text:span><text:change-end text:change-id="ct165163048"/><text:span text:style-name="T2"> à </text:span><text:change-start text:change-id="ct165162768"/><text:span text:style-name="T2">self.getWorkLocationZipCode()</text:span><text:change-end text:change-id="ct165162768"/><text:span text:style-name="T2"> </text:span><text:change-start text:change-id="ct165162632"/><text:span text:style-name="T2">self.getWorkLocationCity()</text:span><text:change-end text:change-id="ct165162632"/><text:span text:style-name="T2">, cadastré </text:span><text:change-start text:change-id="ct165162496"/><text:span text:style-name="T2">self.getPortionOutsText()</text:span><text:change-end text:change-id="ct165162496"/><text:span text:style-name="T2"> et ayant pour objet </text:span><text:change-start text:change-id="ct165162360"/><text:span text:style-name="T11">self.getLicenceSubject()</text:span><text:change-end text:change-id="ct165162360"/><text:span text:style-name="T11">.</text:span></text:p>
      <text:p text:style-name="P10"/>
      <text:p text:style-name="P13"><text:span text:style-name="T3">Considérant que la demande complète de permis a été déposée à l'Administration communale contre récépissé daté du </text:span><text:change-start text:change-id="ct165162256"/><text:span text:style-name="T2">self.toLocalizedTime(recepisseobj.getEventDate(),long_format=False)</text:span><text:change-end text:change-id="ct165162256"/><text:span text:style-name="T3"> ;</text:span></text:p>
      <text:p text:style-name="P10"/>
      <text:p text:style-name="P10"><text:span text:style-name="T10">Considérant que le bien se situe</text:span><text:span text:style-name="T9"> en zone d’habitat à caractère rural </text:span><text:span text:style-name="T10">au plan de secteur</text:span><text:span text:style-name="T12"> de Namur 47/3 adopté par arrêté de l’Exécutif Régional Wallon du 14 mai 1986 et qui n'a pas cessé de produire ses effets pour le bien précité </text:span><text:span text:style-name="T10">;</text:span></text:p>
      <text:p text:style-name="P15"/>
      <text:p text:style-name="P14">Attendu que le bien se situe en zone d’habitat sur 50 mètres de profondeur (à partir des limites de la voirie) et le surplus en zone agricole au plan de secteur<text:span text:style-name="T13"> de Namur 47/3 adopté par arrêté de l’Exécutif Régional Wallon du 14 mai 1986 et qui n'a pas cessé de produire ses effets pour le bien précité</text:span> ;</text:p>
      <text:p text:style-name="P15"/>
      <text:p text:style-name="P10"/>
      <text:p text:style-name="P18"><text:span text:style-name="T20">Considérant qu'en vertu de l'article 84, §2, alinéa 2, 3° et alinéa 3 du Code précité, les actes et travaux projetés ne requièrent pas l'avis du Fonctionnaire délégué.</text:span><text:span text:style-name="T20"> En effet, l’extension présente une emprise au sol inférieure à 60 m² et ne présente pas d’élévation s’ouvrant vers le domaine public ;</text:span></text:p>
      <text:p text:style-name="P19"><text:soft-page-break/></text:p>
      <text:p text:style-name="P18"><text:span text:style-name="T20">Considérant qu'en vertu des articles 107 §1</text:span><text:span text:style-name="T28">er</text:span><text:span text:style-name="T20"> et 116 §3 du CWATUP, le collège des bourgmestre et échevins statue sur la demande de permis ;</text:span></text:p>
      <text:p text:style-name="P16"/>
      <text:p text:style-name="P12"/>
      <text:p text:style-name="P12">Considérant que le bien prédécrit fait partie du lotissement (lot n°1), non périmé, délivré à Monsieur J.P. DELCORDE (mandaté par Mr et Mme LIGOT - GERNAY) le 06 juillet 2004 (référence 04/01) ;</text:p>
      <text:p text:style-name="P12"/>
      <text:p text:style-name="P12">Considérant que le lotissement sur lequel se trouve ce terrain, comprend cinq lots. Le lot n°1 est l’unique lot bâtissable. Sur toute sa profondeur, il est bordé par les lots n°2 et 3, de 7 mètres de large, destinés à agrandir le terrain du voisin. La zone arrière de ce lot bâtissable, soit les lots n°4 et 5 se trouvent en zone agricole.</text:p>
      <text:p text:style-name="P12"/>
      <text:p text:style-name="P12">Considérant que le projet peut être décrit comme suit :</text:p>
      <text:list text:style-name="WW8Num2">
        <text:list-item>
          <text:p text:style-name="P66">un bâtiment principal de 7,70 mètres de profondeur sur 16,07 mètres de largeur, pour des hauteurs sous gouttière de 3,59 mètres et de 7,12 mètres au faîte ;</text:p>
        </text:list-item>
        <text:list-item>
          <text:p text:style-name="P66">un garage, de 6,86 mètres sur 6,86 mètres, vient s’accoler, en volume secondaire, à la façade avant ;</text:p>
        </text:list-item>
        <text:list-item>
          <text:p text:style-name="P66">à l’arrière, la toiture du volume principal se prolonge, agrandissant la cuisine de 1 mètre. A côté de ce décrochement se trouve un autre volume secondaire de 4,50 mètres sur 5,98 mètres, comprenant la chambre des parents et une partie de la salle de bain s’y attachant ;</text:p>
        </text:list-item>
      </text:list>
      <text:p text:style-name="P21"/>
      <text:p text:style-name="P34">Considérant que la demande de permis comprend une notice d’évaluation des incidences sur l’environnement renseignant que le projet ne comportera pas de déboisement, qu’un remblais de maximum 50 centimètres est prévu autour du bâtiment, que le terrain est situé dans un lotissement, qu’il n’est pas dans un périmètre de protection et/ou inscrit sur une liste de sauvegarde, ni dans un périmètre de protection visé par la loi du 12 juillet 1973 sur la conservation de la nature (site Natura 2000) pas plus qu’à proximité d’un tel périmètre ; </text:p>
      <text:p text:style-name="P12"/>
      <text:p text:style-name="P12">Considérant que la même notice ajoute que le projet ne donnera lieu qu’à des rejets raisonnables et normaux dans l’atmosphère et qu’il n’y aura aucun rejet liquide dans les eaux de surface. Les eaux usées (débit normal pour un ménage de 3-7 EH) seront évacuées via l’égout <text:s/>public après passage dans une fosse SANICLAIR ;</text:p>
      <text:p text:style-name="P12"/>
      <text:p text:style-name="P12">Considérant que le projet prévoit l’installation d’une citerne à eaux de pluies de 5.200 litres et d’une seconde de 2.000 litres;</text:p>
      <text:p text:style-name="P12"/>
      <text:p text:style-name="P12">Considérant que le formulaire des exigences d’isolation thermique et de ventilation renseigne que le niveau d’isolation thermique globale du bâtiment sera d’un K = 35 ;</text:p>
      <text:p text:style-name="P12"/>
      <text:p text:style-name="P12">Considérant que les matériaux utilisés sont :</text:p>
      <text:list text:style-name="WW8Num2">
        <text:list-item text:start-value="1">
          <text:p text:style-name="P67">pour les élévations : des briques de terres cuite badigeonnées ton blanc ;</text:p>
        </text:list-item>
        <text:list-item>
          <text:p text:style-name="P67">pour la toiture : couverture en ardoises artificielles gris anthracite ;</text:p>
        </text:list-item>
        <text:list-item>
          <text:p text:style-name="P67">des châssis en PVC ton gris foncé ;</text:p>
        </text:list-item>
        <text:list-item>
          <text:p text:style-name="P67">des couvres-murs et seuils de fenêtres et portes en pierre bleue ;</text:p>
        </text:list-item>
        <text:list-item>
          <text:p text:style-name="P67">un bardage de cheminée en ardoises artificielles</text:p>
        </text:list-item>
      </text:list>
      <text:p text:style-name="P12"/>
      <text:p text:style-name="P12">Attendu que la volumétrie du bâtiment mis en place rappelle la volumétrie des constructions typiques de la région couvertes d’une toiture à deux versants droits de même longueur et même inclinaison.</text:p>
      <text:p text:style-name="P12"/>
      <text:p text:style-name="P12">Considérant que le projet tient compte des caractéristiques de l’habitat traditionnel de la région. Le sens du faîtage du bâtiment principal est parallèle à la voirie. Il s’agit d’un bâtiment comprenant un rez-de-chaussée et un étage partiellement engagé dans la <text:soft-page-break/>toiture. Les façades sont composées de telle manière que la dominante des baies soit verticale.</text:p>
      <text:p text:style-name="P12"/>
      <text:p text:style-name="P12">Considérant que le projet prévoit un garage pour deux voitures et que la possibilité de garer temporairement une ou deux voiture devant les garages existe ; </text:p>
      <text:p text:style-name="P12"/>
      <text:p text:style-name="P12">Considérant que la construction ne porte pas atteinte à l’esthétique générale du site ;</text:p>
      <text:p text:style-name="P12"/>
      <text:p text:style-name="P12">Considérant que le bâtiment sera intégré dans un cadre de verdure assez important à rue, gardant le même aspect que le reste de la rue ;</text:p>
      <text:p text:style-name="P12"/>
      <text:p text:style-name="P12">Considérant que cette construction est située le long d’une voirie suffisamment aménagée et équipée en eau, électricité et égouttage ;</text:p>
      <text:p text:style-name="P12"/>
      <text:p text:style-name="P11"/>
      <text:p text:style-name="P20"/>
      <text:p text:style-name="P51">D E C I D E :</text:p>
      <text:p text:style-name="P53"/>
      <table:table table:name="Tableau1" table:style-name="Tableau1">
        <table:table-column table:style-name="Tableau1.A"/>
        <table:table-column table:style-name="Tableau1.B"/>
        <table:table-row table:style-name="Tableau1.1">
          <table:table-cell table:style-name="Tableau1.A1" office:value-type="string">
            <text:p text:style-name="P32"><text:span text:style-name="T4">Article 1</text:span><text:span text:style-name="T18">er</text:span><text:span text:style-name="T3"> -</text:span></text:p>
          </table:table-cell>
          <table:table-cell table:style-name="Tableau1.A1" office:value-type="string">
            <text:p text:style-name="P8"><text:span text:style-name="T3">Le permis d'urbanisme sollicité par </text:span><text:change-start text:change-id="ct165156824"/><text:span text:style-name="T3">self.displayValue(applicantobj.listPersonTitles(), applicantobj.getPersonTitle())</text:span><text:change-end text:change-id="ct165156824"/><text:span text:style-name="T3"> </text:span><text:change-start text:change-id="ct165163784"/><text:span text:style-name="T3">applicantobj.getName2()</text:span><text:change-end text:change-id="ct165163784"/><text:span text:style-name="T3"> </text:span><text:change-start text:change-id="ct165157880"/><text:span text:style-name="T3">applicantobj.getName1()</text:span><text:change-end text:change-id="ct165157880"/><text:span text:style-name="T3"> est octroyé à condition que :</text:span></text:p>
            <text:list text:style-name="WW8Num21">
              <text:list-item>
                <text:p text:style-name="P68">la couverture de la toiture soit réalisée en ardoises naturelles ou artificielles ayant le format et la teinte de l’ardoise naturelle, ou en tuiles terre cuite noires ou gris mat ;</text:p>
              </text:list-item>
              <text:list-item>
                <text:p text:style-name="P68">les briques utilisées soient rugueuses ;</text:p>
              </text:list-item>
              <text:list-item>
                <text:p text:style-name="P68">l’habitation soit pourvue d’une citerne à eau de pluie, enfuie, et d’une capacité de 10.000 litres (ou 2 * 5.000 litres) minimum, avec obligation de raccordement sur au moins trois points d’eau (par exemple : un robinet extérieur et deux robinets intérieurs) ; </text:p>
              </text:list-item>
            </text:list>
            <text:p text:style-name="P30"/>
          </table:table-cell>
        </table:table-row>
        <table:table-row table:style-name="Tableau1.1">
          <table:table-cell table:style-name="Tableau1.A1" office:value-type="string">
            <text:p text:style-name="P32"><text:span text:style-name="T4">Article 2</text:span><text:span text:style-name="T3"> -</text:span></text:p>
          </table:table-cell>
          <table:table-cell table:style-name="Tableau1.A1" office:value-type="string">
            <text:p text:style-name="P57">Expédition de la présente décision est transmise au(x) demandeur(s) et au Fonctionnaire délégué.</text:p>
            <text:p text:style-name="P56"/>
            <text:p text:style-name="P56">Compte tenu du délai de trente jours octroyé au Fonctionnaire délégué, à dater de la réception de la présente aux fins de l’exercice éventuel par lui de son droit de recours, la mise en œuvre de ce permis ne pourra être effective avant l’expiration de cette échéance d’un mois.</text:p>
            <text:p text:style-name="P56"/>
            <text:p text:style-name="P56"/>
          </table:table-cell>
        </table:table-row>
        <table:table-row table:style-name="Tableau1.1">
          <table:table-cell table:style-name="Tableau1.A1" office:value-type="string">
            <text:p text:style-name="P32"><text:span text:style-name="T4">Article 3</text:span><text:span text:style-name="T3"> -<text:tab/></text:span></text:p>
          </table:table-cell>
          <table:table-cell table:style-name="Tableau1.A1" office:value-type="string">
            <text:p text:style-name="P7"><text:span text:style-name="T2">En outre, le(s) demandeur(s) du permis déposera(ont) </text:span><text:span text:style-name="T5">impérativement</text:span><text:span text:style-name="T6"> </text:span><text:span text:style-name="T2">à l’Administration communale ou lui enverra(ont) par lettre recommandée, entre le placement des chaises et le début du creusement des fondations, une attestation dûment signée sur l’honneur par un géomètre de son(leur) choix et relative à la conformité de l’implantation </text:span><text:span text:style-name="T2">de la construction par rapport aux plans annexés au présent permis d’urbanisme. <text:s/></text:span></text:p>
            <text:p text:style-name="P9"/>
            <text:p text:style-name="P59"><text:span text:style-name="T2">En conséquence, il en résulte que le chantier pourra commencer </text:span><text:span text:style-name="T6">uniquement</text:span><text:span text:style-name="T2"> à l’échéance du délai mentionné à l’article 2 </text:span><text:span text:style-name="T5">et</text:span><text:span text:style-name="T2"> après réception du rapport mentionné ci-dessus.</text:span></text:p>
            <text:p text:style-name="P58"/>
          </table:table-cell>
        </table:table-row>
        <table:table-row table:style-name="Tableau1.1">
          <table:table-cell table:style-name="Tableau1.A1" office:value-type="string">
            <text:p text:style-name="P32"><text:span text:style-name="T4">Article 4</text:span><text:span text:style-name="T3"> -<text:tab/></text:span></text:p>
          </table:table-cell>
          <table:table-cell table:style-name="Tableau1.A1" office:value-type="string">
            <text:p text:style-name="P62">Par ailleurs, le(s) titulaire(s) du permis avertiss(en)t, par lettre recommandée, le Collège Communal et le Fonctionnaire délégué du commencement des travaux ou des actes permis, au moins huit jours avant d'entamer ces travaux ou actes.</text:p>
            <text:p text:style-name="P60"/>
          </table:table-cell>
        </table:table-row>
        <table:table-row table:style-name="Tableau1.1">
          <table:table-cell table:style-name="Tableau1.A1" office:value-type="string">
            <text:p text:style-name="P55"><text:span text:style-name="T4">Article <text:s/>5</text:span><text:span text:style-name="T3"> - <text:s/></text:span></text:p>
            <text:p text:style-name="P31"><text:soft-page-break/></text:p>
          </table:table-cell>
          <table:table-cell table:style-name="Tableau1.A1" office:value-type="string">
            <text:p text:style-name="P61">Le présent permis ne dispense pas de l'obligation de solliciter les <text:soft-page-break/>autorisations ou permis imposés par d'autres lois ou règlements<text:tab/>.</text:p>
            <text:p text:style-name="P60"/>
          </table:table-cell>
        </table:table-row>
        <table:table-row table:style-name="Tableau1.1">
          <table:table-cell table:style-name="Tableau1.A1" office:value-type="string">
            <text:p text:style-name="P29"><text:span text:style-name="T21">Article <text:s/>6</text:span><text:span text:style-name="T22"> -</text:span><text:span text:style-name="T3"> <text:s/></text:span></text:p>
          </table:table-cell>
          <table:table-cell table:style-name="Tableau1.A1" office:value-type="string">
            <text:p text:style-name="P61">Le(s) destinataire(s) de l’acte peu(ven)t <text:span text:style-name="T19">introduire un recours auprès du seul Fonctionnaire délégué par envoi recommandé à la poste dans les trente jours de la réception de la décision du Collège Communal.</text:span></text:p>
          </table:table-cell>
        </table:table-row>
      </table:table>
      <text:p text:style-name="P54"><text:tab/><text:tab/><text:tab/> </text:p>
      <text:p text:style-name="P64"><text:span text:style-name="T15">SOUHAITE</text:span><text:span text:style-name="T13"> par ailleurs que les haies qui seraient plantées soient vives, mixtes et constituées d’essences indigènes compatibles avec l’environnement (aubépine blanche, charme commun, cornouiller sanguin, érable champêtre, hêtre, noisetier commun, prunier commun, prunellier, fusain, chêne, sureau noir, houx vert,…).</text:span> <text:s text:c="14"/></text:p>
      <text:p text:style-name="P26"/>
      <text:p text:style-name="P27">La Bruyère, le <text:change-start text:change-id="ct165156584"/>self.toLocalizedTime(urbanEventObj.decisionDate,long_format=False)<text:change-end text:change-id="ct165156584"/></text:p>
      <text:p text:style-name="P22"/>
      <text:p text:style-name="P22"/>
      <text:p text:style-name="P23"/>
      <text:p text:style-name="P23">PAR LE COLLEGE :</text:p>
      <text:p text:style-name="P23"/>
      <text:p text:style-name="P22"/>
      <text:p text:style-name="P22"/>
      <text:p text:style-name="P23"/>
      <text:p text:style-name="P24">Le Secrétaire communal, <text:tab/><text:tab/>L’Echevin de l’Urbanisme,<text:tab/><text:tab/>Le Bourgmestre,</text:p>
      <text:p text:style-name="P22"/>
      <text:p text:style-name="P22"/>
      <text:p text:style-name="P22"/>
      <text:p text:style-name="P22"/>
      <text:p text:style-name="P22"/>
      <text:p text:style-name="P24"><text:s text:c="4"/>Yves GROIGNET<text:tab/><text:tab/><text:tab/> <text:s text:c="6"/>Luc FRERE<text:tab/> <text:s text:c="17"/><text:tab/>Robert CAPPE</text:p>
      <text:p text:style-name="P22"/>
      <text:p text:style-name="P22"/>
      <text:p text:style-name="P22"/>
      <text:p text:style-name="P22"/>
      <text:p text:style-name="P22"/>
      <text:p text:style-name="P22"/>
      <text:p text:style-name="P22"/>
      <text:p text:style-name="P22"/>
      <text:p text:style-name="P22"/>
      <text:p text:style-name="P22"/>
      <text:p text:style-name="P25"/>
      <text:p text:style-name="P33">EXTRAITS DU CODE WALLON DE L'AMENAGEMENT DU TERRITOIRE, DE L'URBANISME ET DU PATRIMOINE<text:change-start text:change-id="ct165156720"/></text:p>
      <text:p text:style-name="P25"><text:change-end text:change-id="ct165156720"/></text:p>
      <text:p text:style-name="P40">1) VOIES DE RECOURS</text:p>
      <text:p text:style-name="P44"><text:span text:style-name="T17">Art. 119.</text:span> <text:span text:style-name="T16">§ 1</text:span><text:span text:style-name="T27">er</text:span><text:span text:style-name="T16">.  Le demandeur peut introduire un recours motivé auprès du Gouvernement par envoi recommandé à la poste dans les trente jours de la réception de la décision du collège des bourgmestre et échevins.</text:span></text:p>
      <text:p text:style-name="P42">Est jointe au recours une copie des plans de la demande de permis et de la décision dont recours. Les délais d’instruction et de décision ne commencent à courir qu’à dater de la réception de cette copie.</text:p>
      <text:p text:style-name="P42">§ 2.  Dans les cas visés à l’article 108, le recours est introduit auprès du Gouvernement par le fonctionnaire délégué dans les trente jours de la réception de la décision du collège des bourgmestre et échevins.</text:p>
      <text:p text:style-name="P42"/>
      <text:p text:style-name="P44"><text:span text:style-name="T17">Art. 452/13.</text:span>  <text:span text:style-name="T16">Les recours visés à l'article 119 sont introduits par envoi recommandé à la poste, à l'adresse du directeur général de la direction générale de l'aménagement du territoire, du logement et du patrimoine.</text:span></text:p>
      <text:p text:style-name="P42">Le demandeur qui introduit un recours renseigne dans la lettre la date à laquelle il a reçu la décision du collège des bourgmestre et échevins.</text:p>
      <text:p text:style-name="P42"/>
      <text:p text:style-name="P44"><text:span text:style-name="T17">Art. 122.</text:span>  <text:span text:style-name="T16">Dans les cas visés à l'article 84, § 2, alinéa 2, 3°, le demandeur peut introduire un recours auprès du seul fonctionnaire délégué par lettre recommandée à la poste, dans les trente jours de la réception de la décision du collège des bourgmestre et échevins.</text:span></text:p>
      <text:p text:style-name="P42"/>
      <text:p text:style-name="P44"><text:span text:style-name="T24">Art. 108. </text:span><text:span text:style-name="T23">§ 1er. Le fonctionnaire délégué introduit auprès du Gouvernement le recours motivé visé à l'article 119, § 2, alinéa 2, si la procédure a été irrégulière ou si le permis n'est pas conforme :</text:span></text:p>
      <text:p text:style-name="P46">1° au plan de secteur, s'il n'existe ni plan communal d'aménagement ni permis de lotir;</text:p>
      <text:p text:style-name="P46">2° au plan communal ou au permis de lotir;</text:p>
      <text:p text:style-name="P46">3° au règlement communal d'urbanisme ou à un règlement régional d'urbanisme;</text:p>
      <text:p text:style-name="P46">4° à la loi du 12 juillet 1956 établissant le statut des autoroutes et aux plans parcellaires approuvés par le Gouvernement en vertu de l'article 6 de cette loi;</text:p>
      <text:p text:style-name="P46">5° à la dérogation accordée en application des articles 110 à 113.</text:p>
      <text:p text:style-name="P46">Il précise la nature de l'irrégularité dans la procédure ou la disposition à laquelle le permis n'est pas conforme.</text:p>
      <text:p text:style-name="P46">§ 2. Le fonctionnaire délégué peut également introduire un recours motivé auprès du Gouvernement :</text:p>
      <text:p text:style-name="P46">1° lorsque la décision du collège des bourgmestre et échevins est divergente de l'avis émis par la Commission communale dans le cadre d'une consultation obligatoire de celle-ci;</text:p>
      <text:p text:style-name="P46">2° en l'absence de Commission communale, lorsqu'à l'occasion de l'enquête publique organisée en application du présent Code, soit :                    </text:p>
      <text:p text:style-name="P65">-<text:span text:style-name="T29">  </text:span><text:span text:style-name="T23">vingt-cinq personnes inscrites au registre de la population de la commune où le projet est situé s'il s'agit d'une commune comptant moins de dix mille habitants;</text:span></text:p>
      <text:p text:style-name="P65">-<text:span text:style-name="T29">  </text:span><text:span text:style-name="T23">cent personnes inscrites au registre de la population de la commune où le projet est situé s'il s'agit d'une commune comptant de vingt-cinq mille à cinquante mille habitants;</text:span></text:p>
      <text:p text:style-name="P65">-<text:span text:style-name="T29">  </text:span><text:span text:style-name="T23">deux cents personnes inscrites au registre de la population de la commune où le projet est situé s'il s'agit d'une commune comptant de cinquante mille à cent mille habitants;</text:span></text:p>
      <text:p text:style-name="P65">-<text:span text:style-name="T29">  </text:span><text:span text:style-name="T23">trois cents personnes inscrites au registre de la population de la commune où le projet est situé s'il s'agit d'une commune comptant plus de cent mille habitants;</text:span></text:p>
      <text:p text:style-name="P65">-<text:span text:style-name="T29">  </text:span><text:span text:style-name="T23">ont émis des observations individuelles et motivées relatives au projet durant ladite enquête et que ces observations ne sont pas rencontrées par la décision du collège;</text:span></text:p>
      <text:p text:style-name="P46">3° lorsque le Gouvernement a décidé la révision du plan communal d'aménagement ou l'établissement d'un plan communal d'aménagement ayant pour effet de réviser ou d'annuler tout ou partie d'un permis de lotir.</text:p>
      <text:p text:style-name="P46">Le permis doit reproduire le présent article.</text:p>
      <text:p text:style-name="P45"/>
      <text:p text:style-name="P41">2) SUSPENSION DU PERMIS</text:p>
      <text:p text:style-name="P44"><text:span text:style-name="T17">Art. 119.</text:span> <text:span text:style-name="T16">§2.  Le recours du fonctionnaire délégué, de même que le délai pour former recours, est suspensif.  Il est adressé simultanément au demandeur et au collège des bourgmestre et échevins.</text:span></text:p>
      <text:p text:style-name="P42"/>
      <text:p text:style-name="P41">3) AFFICHAGE DU PERMIS</text:p>
      <text:p text:style-name="P44"><text:span text:style-name="T17">Art. 134.</text:span>  <text:span text:style-name="T16">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doit se trouver en permanence à la disposition des agents désignés à l'article 156 à l'endroit où les travaux sont exécutés et les actes accomplis.</text:span></text:p>
      <text:p text:style-name="P42"/>
      <text:p text:style-name="P41">4) PEREMPTION DU PERMIS</text:p>
      <text:p text:style-name="P44"><text:span text:style-name="T17">Art. 87.</text:span> <text:span text:style-name="T16">§ 1</text:span><text:span text:style-name="T27">er</text:span><text:span text:style-name="T16">.  Si, dans les deux ans de l'envoi du permis d'urbanisme, le bénéficiaire n'a pas commencé les travaux de manière significative, le permis est périmé.</text:span></text:p>
      <text:p text:style-name="P42">§2.  Le permis est périmé pour la partie restante des travaux si ceux-ci n'ont pas été entièrement exécutés dans les cinq ans de son envoi, sauf si la réalisation a été autorisée par phases.  Dans ce cas, le permis détermine le point de départ du délai de péremption pour chaque phase autre que la première.</text:p>
      <text:p text:style-name="P42">La péremption du permis s'opère de plein droit.</text:p>
      <text:p text:style-name="P42"/>
      <text:p text:style-name="P41">5) PROROGATION DU PERMIS</text:p>
      <text:p text:style-name="P44"><text:span text:style-name="T17">Art. 87.</text:span> <text:span text:style-name="T16">§3.  A la demande du bénéficiaire du permis d'urbanisme, celui-ci est prorogé pour une période d'un an.  Cette demande est introduite trente jours avant l'expiration du délai de péremption visé à l'article 87, § 1</text:span><text:span text:style-name="T27">er</text:span><text:span text:style-name="T16">. </text:span></text:p>
      <text:p text:style-name="P42">La prorogation est accordée par le collège des bourgmestre et échevins. </text:p>
      <text:p text:style-name="P42"/>
      <text:p text:style-name="P41">6) CERTIFICATION DE LA CONFORMITE DES TRAVAUX</text:p>
      <text:p text:style-name="P44"><text:span text:style-name="T14">Art. 139.</text:span> <text:span text:style-name="T13">§ 1</text:span><text:span text:style-name="T26">er</text:span><text:span text:style-name="T13">. Le bénéficiaire du permis doit faire vérifier la conformité de l’état du bien au permis au plus tard dans les six mois qui suivent l’expiration du délai prévu à l’article 87, § 2, ou préalablement à une cession.</text:span></text:p>
      <text:p text:style-name="P39">En cas de cession plus de trois ans après une vérification, le cédant fait vérifier la conformité de son bien au permis avant l’acte de cession. Toutefois, une vérification s’impose avant toute cession postérieure à une vérification provisoire.</text:p>
      <text:p text:style-name="P42">§ 2. Un certificateur agréé, choisi par le bénéficiaire de permis ou le cédant, procède à la vérification.</text:p>
      <text:p text:style-name="P42">Si la commune n’a pas reçu le certificat de conformité urbanistique ou le document contenant refus de certificat de conformité urbanistique à la fin des six mois qui suivent l’expiration du délai prévu à l’article 87, §2, le collège des bourgmestre et échevins ou l’agent que ce collège délègue charge d’office un certificateur agréé de procéder à la vérification.</text:p>
      <text:p text:style-name="P42">Dans tous les cas, la vérification est aux frais du bénéficiaire du permis ou du cédant.</text:p>
      <text:p text:style-name="P42"/>
      <text:p text:style-name="P40">7) DISPOSITIONS PARTICULIERES APPLICABLES AUX CONSTRUCTIONS GROUPEES</text:p>
      <text:p text:style-name="P44"><text:span text:style-name="T17">Art. 126.</text:span>  <text:span text:style-name="T16">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span></text:p>
      <text:p text:style-name="P42">1° à un certificat délivré dans les conditions visées à l’article 95, alinéa 1<text:span text:style-name="T25">er </text:span>;</text:p>
      <text:p text:style-name="P42">2° à un acte de division dressé par le notaire fixant les prescriptions urbanistiques de l’ensemble et les modalités de gestion des parties communes.</text:p>
      <text:p text:style-name="P43">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Verdana1" svg:font-family="Verdana"/>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class="text" style:default-outline-level="2">
      <style:paragraph-properties fo:margin-left="2.858cm" fo:margin-right="0cm" fo:text-indent="0cm" style:auto-text-indent="false" fo:keep-with-next="always"/>
      <style:text-properties fo:font-size="14pt" style:text-underline-style="solid" style:text-underline-width="auto" style:text-underline-color="font-color" fo:font-weight="bold" style:font-size-asian="14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7.62cm" fo:margin-right="0cm" fo:text-indent="0cm" style:auto-text-indent="false" fo:keep-with-next="always"/>
      <style:text-properties style:font-name="Bookman Old Style" fo:font-size="18pt" style:text-underline-style="solid" style:text-underline-width="auto" style:text-underline-color="font-color" fo:font-weight="bold" style:font-size-asian="18pt" style:font-weight-asian="bold" style:font-weight-complex="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size="10pt" fo:font-weight="bold" style:font-size-asian="10pt" style:font-weight-asian="bold" style:font-weight-complex="bold"/>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Normal_20_centré1" style:display-name="Normal centré1" style:family="paragraph" style:parent-style-name="Standard">
      <style:paragraph-properties fo:margin-left="2.858cm" fo:margin-right="-0.866cm" fo:text-indent="0cm" style:auto-text-indent="false"/>
    </style:style>
    <style:style style:name="Text_20_body_20_indent" style:display-name="Text body indent" style:family="paragraph" style:parent-style-name="Standard" style:class="text">
      <style:paragraph-properties fo:margin-left="2.858cm" fo:margin-right="0cm" fo:text-indent="0cm" style:auto-text-indent="false"/>
    </style:style>
    <style:style style:name="Retrait_20_corps_20_de_20_texte_20_21" style:display-name="Retrait corps de texte 21" style:family="paragraph" style:parent-style-name="Standard">
      <style:paragraph-properties fo:margin-left="2.858cm" fo:margin-right="0cm" fo:text-indent="0.889cm" style:auto-text-indent="false"/>
    </style:style>
    <style:style style:name="Retrait_20_corps_20_de_20_texte_20_31" style:display-name="Retrait corps de texte 31" style:family="paragraph" style:parent-style-name="Standard">
      <style:paragraph-properties fo:margin-left="2.963cm" fo:margin-right="0cm" fo:text-indent="0cm" style:auto-text-indent="false"/>
      <style:text-properties fo:font-weight="bold" style:font-weight-asian="bold"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1" style:display-name="Corps de texte 31" style:family="paragraph" style:parent-style-name="Standard">
      <style:paragraph-properties fo:margin-top="0cm" fo:margin-bottom="0.212cm"/>
      <style:text-properties fo:font-size="8pt" style:font-size-asian="8pt"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margin-left="4.251cm" fo:margin-right="4.5cm" fo:text-align="center" style:justify-single-word="false" fo:text-indent="0cm" style:auto-text-indent="false" fo:background-color="#cccccc" fo:padding="0.035cm" fo:border="0.018cm solid #000000">
        <style:tab-stops>
          <style:tab-stop style:position="2.099cm"/>
          <style:tab-stop style:position="3.369cm"/>
          <style:tab-stop style:position="4.639cm"/>
          <style:tab-stop style:position="5.909cm"/>
          <style:tab-stop style:position="7.179cm"/>
          <style:tab-stop style:position="8.449cm"/>
          <style:tab-stop style:position="9.719cm"/>
          <style:tab-stop style:position="10.989cm"/>
        </style:tab-stops>
        <style:background-image/>
      </style:paragraph-properties>
      <style:text-properties style:font-name="CG Times" fo:font-size="14pt" fo:language="fr" fo:country="BE" fo:font-style="italic" style:font-size-asian="14pt" style:font-style-asian="italic" style:font-size-complex="14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WW8Num2z0" style:family="text">
      <style:text-properties style:font-name="Verdana" style:font-name-asian="Times New Roman" style:font-name-complex="Times New Roman"/>
    </style:style>
    <style:style style:name="Police_20_par_20_défaut" style:display-name="Police par défaut"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Times New Roman" style:text-underline-style="none"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Times New Roman" style:font-name-asian="Times New Roman" style:font-name-complex="Times New Roman"/>
    </style:style>
    <style:style style:name="Police_20_par_20_défaut1" style:display-name="Police par défaut1" style:family="text"/>
    <style:style style:name="Page_20_Number" style:display-name="Page Number" style:family="text" style:parent-style-name="Police_20_par_20_défaut1"/>
    <style:style style:name="WW8Num21z0" style:family="text">
      <style:text-properties style:font-name="Times New Roman" style:text-underline-style="none"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905cm" text:min-label-width="0.635cm"/>
        <style:text-properties style:font-name="Verdan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503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858cm" text:min-label-width="0.635cm"/>
        <style:text-properties style:font-name="Times New Roman"/>
      </text:list-level-style-bullet>
      <text:list-level-style-bullet text:level="2" text:style-name="WW8Num21z1" style:num-suffix="." text:bullet-char="o">
        <style:list-level-properties text:space-before="4.128cm" text:min-label-width="0.635cm"/>
        <style:text-properties style:font-name="Courier New1"/>
      </text:list-level-style-bullet>
      <text:list-level-style-bullet text:level="3" text:style-name="WW8Num21z2" style:num-suffix="." text:bullet-char="">
        <style:list-level-properties text:space-before="5.398cm" text:min-label-width="0.635cm"/>
        <style:text-properties style:font-name="Wingdings"/>
      </text:list-level-style-bullet>
      <text:list-level-style-bullet text:level="4" text:style-name="WW8Num21z3" style:num-suffix="." text:bullet-char="">
        <style:list-level-properties text:space-before="6.668cm" text:min-label-width="0.635cm"/>
        <style:text-properties style:font-name="Symbol"/>
      </text:list-level-style-bullet>
      <text:list-level-style-bullet text:level="5" text:style-name="WW8Num21z1" style:num-suffix="." text:bullet-char="o">
        <style:list-level-properties text:space-before="7.938cm" text:min-label-width="0.635cm"/>
        <style:text-properties style:font-name="Courier New1"/>
      </text:list-level-style-bullet>
      <text:list-level-style-bullet text:level="6" text:style-name="WW8Num21z2" style:num-suffix="." text:bullet-char="">
        <style:list-level-properties text:space-before="9.208cm" text:min-label-width="0.635cm"/>
        <style:text-properties style:font-name="Wingdings"/>
      </text:list-level-style-bullet>
      <text:list-level-style-bullet text:level="7" text:style-name="WW8Num21z3" style:num-suffix="." text:bullet-char="">
        <style:list-level-properties text:space-before="10.478cm" text:min-label-width="0.635cm"/>
        <style:text-properties style:font-name="Symbol"/>
      </text:list-level-style-bullet>
      <text:list-level-style-bullet text:level="8" text:style-name="WW8Num21z1" style:num-suffix="." text:bullet-char="o">
        <style:list-level-properties text:space-before="11.748cm" text:min-label-width="0.635cm"/>
        <style:text-properties style:font-name="Courier New1"/>
      </text:list-level-style-bullet>
      <text:list-level-style-bullet text:level="9" text:style-name="WW8Num21z2" style:num-suffix="." text:bullet-char="">
        <style:list-level-properties text:space-before="13.018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026cm" fo:text-align="end" style:justify-single-word="false" fo:text-indent="0cm" style:auto-text-indent="false"/>
      <style:text-properties style:font-name="Verdana" fo:font-size="9pt" style:font-size-asian="9pt" style:font-size-complex="9pt"/>
    </style:style>
    <style:page-layout style:name="pm1">
      <style:page-layout-properties fo:page-width="20.999cm" fo:page-height="29.699cm" style:num-format="1" style:print-orientation="portrait" fo:margin-top="2.501cm" fo:margin-bottom="1.251cm" fo:margin-left="2.501cm" fo:margin-right="2.268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4</text:page-number> / <text:page-count>5</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dc:title>
    <meta:initial-creator>Administration Communale de La Bruyère</meta:initial-creator>
    <meta:creation-date>2009-01-21T12:18:00</meta:creation-date>
    <dc:creator>Marie-Aude Goffin</dc:creator>
    <dc:date>2009-05-14T10:04:15</dc:date>
    <meta:print-date>2008-06-17T12:06:00</meta:print-date>
    <meta:editing-cycles>43</meta:editing-cycles>
    <meta:editing-duration>P1DT0H13M48S</meta:editing-duration>
    <meta:user-defined meta:name="Info 1"/>
    <meta:user-defined meta:name="Info 2"/>
    <meta:user-defined meta:name="Info 3"/>
    <meta:user-defined meta:name="Info 4"/>
    <meta:document-statistic meta:table-count="2" meta:image-count="0" meta:object-count="0" meta:page-count="5" meta:paragraph-count="119" meta:word-count="2587" meta:character-count="16419"/>
  </office:meta>
</office:document-meta>
</file>